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107 – Lab02</text:p>
      <text:p text:style-name="P2">My name is Mehmet Hüseyin and surname is YILDIZ. My student number is 200104004095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7T07:38:33.271143525</dc:date>
    <meta:editing-duration>PT31S</meta:editing-duration>
    <meta:editing-cycles>1</meta:editing-cycles>
    <meta:document-statistic meta:table-count="0" meta:image-count="0" meta:object-count="0" meta:page-count="1" meta:paragraph-count="2" meta:word-count="16" meta:character-count="98" meta:non-whitespace-character-count="82"/>
    <meta:generator>LibreOffice/6.4.4.2$Linux_X86_64 LibreOffice_project/40$Build-2</meta:generator>
  </office:meta>
</office:document-meta>
</file>